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utiple Client Printer Server</text:p>
          </draw:text-box>
        </draw:frame>
        <draw:frame presentation:style-name="pr2" draw:text-style-name="P2" draw:layer="layout" svg:width="25.199cm" svg:height="13.749cm" svg:x="1.4cm" svg:y="4.914cm" presentation:class="outline" presentation:user-transformed="true">
          <draw:text-box>
            <text:list text:style-name="L2">
              <text:list-item>
                <text:p text:style-name="P1">Supports “m x n” client and Printers (currenty restricted to 10 for each)</text:p>
              </text:list-item>
              <text:list-item>
                <text:p text:style-name="P1"><text:s/>Clients Connects to PrintServer at port : 9034</text:p>
              </text:list-item>
              <text:list-item>
                <text:p text:style-name="P1">Printers Connects to PrintServer at Port : 9007</text:p>
              </text:list-item>
              <text:list-item>
                <text:p text:style-name="P1">Threshold request number / printer - 5</text:p>
              </text:list-item>
              <text:list-item>
                <text:p text:style-name="P1">supported command : print , cancel , status </text:p>
              </text:list-item>
              <text:list-item>
                <text:p text:style-name="P1">These settings can be configured in “MainHeader.h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xecution Eequirment</text:p>
          </draw:text-box>
        </draw:frame>
        <draw:frame presentation:style-name="pr2" draw:text-style-name="P2" draw:layer="layout" svg:width="25.199cm" svg:height="18.967cm" svg:x="1.4cm" svg:y="4.914cm" presentation:class="outline" presentation:user-transformed="true">
          <draw:text-box>
            <text:list text:style-name="L2">
              <text:list-item>
                <text:p text:style-name="P1">Tested on Linux libraries mentioned in header file ,gcc.</text:p>
              </text:list-item>
              <text:list-item>
                <text:p text:style-name="P1">initially open multiple consoles to start printserver</text:p>
              </text:list-item>
              <text:list-item>
                <text:p text:style-name="P1">run # make</text:p>
              </text:list-item>
              <text:list-item>
                <text:p text:style-name="P1">./server <text:s/>... this will start printServer (1 console)</text:p>
              </text:list-item>
              <text:list-item>
                <text:p text:style-name="P1">./printer <text:s text:c="3"/>will start printer <text:s/>(many consoles)</text:p>
              </text:list-item>
              <text:list-item>
                <text:p text:style-name="P1">./client <text:s text:c="5"/>will start client <text:s text:c="2"/>(many consoles)</text:p>
              </text:list-item>
              <text:list-item>
                <text:p text:style-name="P1">Note - Please follow sequence </text:p>
              </text:list-item>
              <text:list-item>
                <text:p text:style-name="P1">Open multiple shells and executes ./client and /.printer every time to add more conn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lient side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On client side, Menu is show type 1 #Hit enter# to give print command. then enter no of pages to be print #Enter#</text:p>
              </text:list-item>
              <text:list-item>
                <text:p text:style-name="P1">Similary follow other menu instructions</text:p>
              </text:list-item>
              <text:list-item>
                <text:p text:style-name="P1">Process can be cross checked on server and printer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inter Side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nitally input priority and speed of printer</text:p>
              </text:list-item>
              <text:list-item>
                <text:p text:style-name="P1">Printer gets command from server such as print cancel</text:p>
              </text:list-item>
              <text:list-item>
                <text:p text:style-name="P1">for print command gets no of time (conveted from no of pages to print) to sleep.</text:p>
              </text:list-item>
              <text:list-item>
                <text:p text:style-name="P1">Creates new thread which seperatly hadnles printing tasks and then send reply to server about printing compl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rver side</text:p>
          </draw:text-box>
        </draw:frame>
        <draw:frame presentation:style-name="pr2" draw:text-style-name="P2" draw:layer="layout" svg:width="25.199cm" svg:height="13.655cm" svg:x="1.4cm" svg:y="4.914cm" presentation:class="outline" presentation:user-transformed="true">
          <draw:text-box>
            <text:list text:style-name="L2">
              <text:list-item>
                <text:p text:style-name="P1">Continously checks for any respose. Once it get any message from any connection analyze it whether it's from printer or client</text:p>
              </text:list-item>
              <text:list-item>
                <text:p text:style-name="P1">After analyzing decides which action to take and accordingly manipulates data structures such as printer, client, printerJobQ, clientJobQ, waitingQ.</text:p>
              </text:list-item>
              <text:list-item>
                <text:p text:style-name="P1">executes action by seding respose to client or giving command to pr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rver side contd.....(code covrage)</text:p>
          </draw:text-box>
        </draw:frame>
        <draw:frame presentation:style-name="pr2" draw:text-style-name="P2" draw:layer="layout" svg:width="25.199cm" svg:height="16.467cm" svg:x="1.4cm" svg:y="4.914cm" presentation:class="outline" presentation:user-transformed="true">
          <draw:text-box>
            <text:list text:style-name="L2">
              <text:list-item>
                <text:p text:style-name="P1">Data structures used defined in “dataStructure.h” header file</text:p>
              </text:list-item>
              <text:list-item>
                <text:p text:style-name="P1">server.c is main manager which calls services of to logicalComponants.c for decision making and initDataStruct.c for dataStructure Initialization</text:p>
              </text:list-item>
              <text:list-item>
                <text:p text:style-name="P1">After logical analysis logicalComponants calls services from helperFunction.c which in turn manipulates data Structures by using DataStructureManupulation.c and send msg to printer or client using communication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Limitations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upport for follwoing is remaining</text:p>
              </text:list-item>
              <text:list-item>
                <text:p text:style-name="P1">Error handling : client wrong input, client, server or printer disconnected in between</text:p>
              </text:list-item>
              <text:list-item>
                <text:p text:style-name="P1">Error Handling for : cancel,status commands from client side</text:p>
              </text:list-item>
              <text:list-item>
                <text:p text:style-name="P1">.....THANK YOU......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Ajit Sonawane</meta:initial-creator>
    <meta:creation-date>2010-09-19T19:24:56</meta:creation-date>
    <dc:creator>ajit </dc:creator>
    <dc:date>2011-11-21T02:14:52</dc:date>
    <meta:editing-cycles>21</meta:editing-cycles>
    <meta:editing-duration>PT01H09M05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